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style:font-name="Open Sans" officeooo:rsid="001bb4b1" officeooo:paragraph-rsid="001bb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{{name}}</text:p>
      <text:p text:style-name="P1">Email: {{email}}</text:p>
      <text:p text:style-name="P1">course_name: {{course_name}}</text:p>
      <text:p text:style-name="P1">Plattform: {{platform}}</text:p>
      <text:p text:style-name="P1">Ausgestellt: {{created_at}}</text:p>
      <text:p text:style-name="P1">Zertifikatsnummer: {{cert_number}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4:40:14.124202800</meta:creation-date>
    <dc:date>2025-11-25T10:08:40.883476000</dc:date>
    <meta:editing-duration>PT2M36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6" meta:word-count="12" meta:character-count="142" meta:non-whitespace-character-count="136"/>
  </office:meta>
</office:document-meta>
</file>